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_20_Spacing">
      <style:text-properties style:font-name="Georgia" fo:font-size="12pt" style:font-size-asian="12pt" style:font-name-complex="Times New Roman1" style:font-size-complex="12pt"/>
    </style:style>
    <style:style style:name="P2" style:family="paragraph" style:parent-style-name="No_20_Spacing">
      <style:paragraph-properties fo:margin-left="0in" fo:margin-right="0in" fo:text-indent="0in" style:auto-text-indent="false"/>
      <style:text-properties style:font-name="Georgia" fo:font-size="10.5pt" style:font-size-asian="10.5pt" style:font-size-complex="10.5pt"/>
    </style:style>
    <style:style style:name="P3" style:family="paragraph" style:parent-style-name="No_20_Spacing">
      <style:paragraph-properties fo:margin-left="0in" fo:margin-right="0in" fo:text-indent="0in" style:auto-text-indent="false"/>
      <style:text-properties style:font-name="Georgia" fo:font-size="10.5pt" style:font-size-asian="10.5pt" style:font-name-complex="Times New Roman1" style:font-size-complex="10.5pt"/>
    </style:style>
    <style:style style:name="P4"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name-complex="Times New Roman1" style:font-size-complex="10.5pt"/>
    </style:style>
    <style:style style:name="P5"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6" style:family="paragraph" style:parent-style-name="Text_20_body">
      <style:paragraph-properties fo:margin-left="0in" fo:margin-right="0in" fo:margin-top="0in" fo:margin-bottom="0in" fo:line-height="100%" fo:text-align="start" style:justify-single-word="false" fo:orphans="2" fo:widows="2" fo:text-indent="0in" style:auto-text-indent="false"/>
    </style:style>
    <style:style style:name="P7" style:family="paragraph" style:parent-style-name="Text_20_body">
      <style:paragraph-properties fo:margin-left="0in" fo:margin-right="0in" fo:margin-top="0in" fo:margin-bottom="0in" fo:line-height="100%" fo:text-align="start" style:justify-single-word="false" fo:orphans="2" fo:widows="2" fo:text-indent="0in" style:auto-text-indent="false"/>
      <style:text-properties fo:font-variant="normal" fo:text-transform="none" fo:color="#000000" style:font-name="Georgia" fo:font-size="10.5pt" fo:letter-spacing="normal" fo:font-style="normal" fo:font-weight="normal" style:font-size-asian="10.5pt" style:font-size-complex="10.5pt"/>
    </style:style>
    <style:style style:name="P8" style:family="paragraph" style:parent-style-name="Text_20_body">
      <style:paragraph-properties fo:margin-top="0in" fo:margin-bottom="0in" fo:line-height="100%"/>
      <style:text-properties fo:color="#000000" style:font-name="Georgia" fo:font-size="10.5pt" style:font-size-asian="10.5pt" style:font-size-complex="10.5pt"/>
    </style:style>
    <style:style style:name="P9" style:family="paragraph" style:parent-style-name="Standard">
      <style:paragraph-properties fo:margin-left="0in" fo:margin-right="0in" fo:margin-top="0in" fo:margin-bottom="0in" fo:line-height="100%" fo:text-indent="0in" style:auto-text-indent="false"/>
      <style:text-properties fo:font-size="10.5pt" style:font-size-asian="10.5pt" style:font-size-complex="10.5pt"/>
    </style:style>
    <style:style style:name="P10" style:family="paragraph" style:parent-style-name="Text_20_body">
      <style:paragraph-properties fo:margin-left="0in" fo:margin-right="0in" fo:margin-top="0in" fo:margin-bottom="0in" fo:line-height="100%" fo:text-align="start" style:justify-single-word="false" fo:orphans="2" fo:widows="2" fo:text-indent="0in" style:auto-text-indent="false"/>
      <style:text-properties fo:font-variant="normal" fo:text-transform="none" fo:color="#000000" style:font-name="Georgia" fo:font-size="10.5pt" fo:letter-spacing="normal" fo:font-style="normal" fo:font-weight="normal" style:font-size-asian="10.5pt" style:font-size-complex="10.5pt"/>
    </style:style>
    <style:style style:name="P11" style:family="paragraph" style:parent-style-name="Text_20_body" style:list-style-name="L1">
      <style:paragraph-properties fo:margin-left="0in" fo:margin-right="0in" fo:margin-top="0in" fo:margin-bottom="0in" fo:line-height="100%" fo:text-align="start" style:justify-single-word="false" fo:orphans="2" fo:widows="2" fo:text-indent="0in" style:auto-text-indent="false"/>
      <style:text-properties fo:font-variant="normal" fo:text-transform="none" fo:color="#000000" style:font-name="Georgia" fo:font-size="10.5pt" fo:letter-spacing="normal" fo:font-style="normal" style:font-size-asian="10.5pt" style:font-size-complex="10.5pt"/>
    </style:style>
    <style:style style:name="P12" style:family="paragraph" style:parent-style-name="Text_20_body" style:list-style-name="L2">
      <style:paragraph-properties fo:margin-left="0in" fo:margin-right="0in" fo:margin-top="0in" fo:margin-bottom="0in" fo:line-height="100%" fo:text-align="start" style:justify-single-word="false" fo:orphans="2" fo:widows="2" fo:text-indent="0in" style:auto-text-indent="false"/>
    </style:style>
    <style:style style:name="P13" style:family="paragraph" style:parent-style-name="Text_20_body">
      <style:paragraph-properties fo:margin-left="0in" fo:margin-right="0in" fo:margin-top="0in" fo:margin-bottom="0in" fo:line-height="100%" fo:text-align="start" style:justify-single-word="false" fo:orphans="2" fo:widows="2" fo:text-indent="0in" style:auto-text-indent="false"/>
      <style:text-properties fo:font-size="10.5pt" style:font-size-asian="10.5pt" style:font-size-complex="10.5pt"/>
    </style:style>
    <style:style style:name="P14" style:family="paragraph" style:parent-style-name="Heading_20_3" style:master-page-name="Standard">
      <style:paragraph-properties fo:margin-top="0in" fo:margin-bottom="0in" fo:line-height="100%" fo:text-align="center" style:justify-single-word="false" style:page-number="auto"/>
      <style:text-properties fo:font-variant="normal" fo:text-transform="none" fo:color="#000000" style:font-name="Georgia" fo:font-size="14pt" fo:letter-spacing="normal" fo:font-style="normal" style:font-size-asian="14pt" style:font-size-complex="14pt"/>
    </style:style>
    <style:style style:name="T1" style:family="text">
      <style:text-properties fo:font-size="12pt" fo:language="zxx" fo:country="none" style:font-name-asian="Georgia" style:font-size-asian="12pt" style:language-asian="zxx" style:country-asian="none" style:font-name-complex="Georgia" style:font-size-complex="12pt" style:language-complex="zxx" style:country-complex="none"/>
    </style:style>
    <style:style style:name="T2" style:family="text">
      <style:text-properties fo:font-weight="bold" style:font-weight-asian="bold" style:font-name-complex="Times New Roman1"/>
    </style:style>
    <style:style style:name="T3" style:family="text">
      <style:text-properties fo:font-weight="bold" style:font-weight-asian="bold" style:font-weight-complex="bold"/>
    </style:style>
    <style:style style:name="T4" style:family="text">
      <style:text-properties style:font-name-complex="Times New Roman1"/>
    </style:style>
    <style:style style:name="T5" style:family="text">
      <style:text-properties fo:font-weight="normal"/>
    </style:style>
    <style:style style:name="T6" style:family="text">
      <style:text-properties fo:font-variant="normal" fo:text-transform="none" fo:color="#000000" style:font-name="Georgia" fo:letter-spacing="normal" fo:font-style="normal"/>
    </style:style>
    <style:style style:name="T7" style:family="text">
      <style:text-properties fo:font-variant="normal" fo:text-transform="none" fo:color="#000000" style:font-name="Georgia" fo:letter-spacing="normal" fo:font-style="normal" fo:font-weight="normal"/>
    </style:style>
    <style:style style:name="T8" style:family="text">
      <style:text-properties fo:font-variant="normal" fo:text-transform="none" fo:color="#000000" style:font-name="Georgia" fo:letter-spacing="normal" fo:font-style="normal" fo:font-weight="normal" style:font-name-complex="Times New Roman1"/>
    </style:style>
    <style:style style:name="T9" style:family="text">
      <style:text-properties fo:font-variant="normal" fo:text-transform="none" fo:color="#000000" style:font-name="Georgia" fo:letter-spacing="normal" fo:font-style="normal" fo:font-weight="bold" style:font-weight-asian="bold" style:font-weight-complex="bold"/>
    </style:style>
    <style:style style:name="T10" style:family="text">
      <style:text-properties fo:font-variant="normal" fo:text-transform="none" fo:color="#000000" style:font-name="Georgia" fo:letter-spacing="normal" fo:font-style="normal" style:text-underline-style="solid" style:text-underline-width="auto" style:text-underline-color="font-color" fo:font-weight="normal"/>
    </style:style>
    <style:style style:name="T11" style:family="text">
      <style:text-properties fo:font-variant="normal" fo:text-transform="none" fo:color="#000000" style:font-name="Georgia" fo:letter-spacing="normal" fo:language="zxx" fo:country="none" fo:font-style="normal" fo:font-weight="normal" style:font-name-asian="Georgia" style:language-asian="zxx" style:country-asian="none" style:font-name-complex="Georgia" style:language-complex="zxx" style:country-complex="none"/>
    </style:style>
    <style:style style:name="T12" style:family="text">
      <style:text-properties fo:font-variant="normal" fo:text-transform="none" fo:color="#000000" style:font-name="Georgia" fo:font-size="10.5pt" fo:letter-spacing="normal" fo:font-style="normal" fo:font-weight="normal" style:font-size-asian="10.5pt" style:font-size-complex="10.5pt"/>
    </style:style>
    <style:style style:name="T13" style:family="text">
      <style:text-properties fo:font-variant="normal" fo:text-transform="none" fo:color="#000000" style:font-name="Georgia" fo:font-size="10.5pt" fo:letter-spacing="normal" fo:font-style="normal" fo:font-weight="bold" style:font-size-asian="10.5pt" style:font-weight-asian="bold" style:font-size-complex="10.5pt" style:font-weight-complex="bold"/>
    </style:style>
    <style:style style:name="T14" style:family="text">
      <style:text-properties fo:font-variant="normal" fo:text-transform="none" fo:color="#000000" style:font-name="Georgia" fo:font-size="10.5pt" fo:letter-spacing="normal" fo:font-style="normal" style:font-size-asian="10.5pt" style:font-size-complex="10.5pt"/>
    </style:style>
    <style:style style:name="T15" style:family="text">
      <style:text-properties fo:font-variant="normal" fo:text-transform="none" fo:color="#000000" style:font-name="Georgia" fo:font-size="10.5pt" fo:letter-spacing="normal" fo:font-style="normal" style:text-underline-style="solid" style:text-underline-width="auto" style:text-underline-color="font-color" fo:font-weight="normal" style:font-size-asian="10.5pt" style:font-size-complex="10.5pt"/>
    </style:style>
    <style:style style:name="T16" style:family="text">
      <style:text-properties fo:font-variant="normal" fo:text-transform="none" fo:color="#000000" style:font-name="Georgia" fo:font-size="10.5pt" fo:letter-spacing="normal" fo:language="zxx" fo:country="none" fo:font-style="normal" fo:font-weight="normal" style:font-name-asian="Georgia" style:font-size-asian="10.5pt" style:language-asian="zxx" style:country-asian="none" style:font-name-complex="Georgia" style:font-size-complex="10.5pt" style:language-complex="zxx" style:country-complex="none"/>
    </style:style>
    <style:style style:name="T17" style:family="text">
      <style:text-properties fo:font-variant="normal" fo:text-transform="none" fo:color="#545454" style:font-name="Georgia" fo:font-size="10.5pt" fo:letter-spacing="normal" fo:language="zxx" fo:country="none" fo:font-style="italic" fo:font-weight="normal" style:font-name-asian="Georgia" style:font-size-asian="10.5pt" style:language-asian="zxx" style:country-asian="none" style:font-style-asian="italic" style:font-name-complex="Georgia" style:font-size-complex="10.5pt" style:language-complex="zxx" style:country-complex="none" style:font-style-complex="italic"/>
    </style:style>
    <style:style style:name="T18" style:family="text">
      <style:text-properties fo:font-variant="normal" fo:text-transform="none" fo:color="#545454" style:font-name="Georgia" fo:letter-spacing="normal" fo:language="zxx" fo:country="none" fo:font-style="italic" fo:font-weight="normal" style:font-name-asian="Georgia" style:language-asian="zxx" style:country-asian="none" style:font-style-asian="italic" style:font-name-complex="Georgia" style:language-complex="zxx" style:country-complex="none" style:font-style-complex="italic"/>
    </style:style>
    <style:style style:name="T19" style:family="text">
      <style:text-properties fo:color="#000000" style:font-name-complex="Times New Roman1"/>
    </style:style>
    <style:style style:name="T20" style:family="text">
      <style:text-properties style:font-name="Georgia" fo:font-size="10.5pt" fo:font-weight="bold" style:font-size-asian="10.5pt" style:font-weight-asian="bold" style:font-name-complex="Times New Roman1" style:font-size-complex="10.5pt"/>
    </style:style>
    <style:style style:name="T21" style:family="text">
      <style:text-properties style:font-name="Georgia" fo:font-size="10.5pt" style:font-size-asian="10.5pt" style:font-name-complex="Times New Roman1" style:font-size-complex="10.5pt"/>
    </style:style>
    <style:style style:name="T22" style:family="text">
      <style:text-properties style:font-name="Georgia" fo:font-size="10.5pt" fo:language="zxx" fo:country="none" style:font-name-asian="Georgia" style:font-size-asian="10.5pt" style:language-asian="zxx" style:country-asian="none" style:font-name-complex="Georgia" style:font-size-complex="10.5pt" style:language-complex="zxx" style:country-complex="none"/>
    </style:style>
    <style:style style:name="T23" style:family="text">
      <style:text-properties style:font-name="Georgia" fo:font-weight="bold" style:font-weight-asian="bold" style:font-name-complex="Times New Roman1"/>
    </style:style>
    <style:style style:name="T24" style:family="text">
      <style:text-properties style:font-name="Georgia" style:font-name-complex="Times New Roman1"/>
    </style:style>
    <style:style style:name="T25" style:family="text">
      <style:text-properties style:font-name="Georgia" fo:language="zxx" fo:country="none" style:font-name-asian="Georgia" style:language-asian="zxx" style:country-asian="none" style:font-name-complex="Georgia" style:language-complex="zxx" style:country-complex="none"/>
    </style:style>
    <style:style style:name="T26" style:family="text">
      <style:text-properties fo:font-size="8pt" style:font-size-asian="8pt" style:font-size-complex="8pt"/>
    </style:style>
    <style:style style:name="T27" style:family="text">
      <style:text-properties fo:font-size="8pt" style:font-size-asian="8pt" style:font-name-complex="Times New Roman1" style:font-size-complex="8pt"/>
    </style:style>
    <style:style style:name="T28" style:family="text">
      <style:text-properties fo:font-size="7pt" style:font-size-asian="7pt" style:font-size-complex="7pt"/>
    </style:style>
    <style:style style:name="T29" style:family="text">
      <style:text-properties style:text-underline-style="solid" style:text-underline-width="auto" style:text-underline-color="font-color"/>
    </style:style>
    <style:style style:name="T30" style:family="text">
      <style:text-properties style:text-underline-style="solid" style:text-underline-width="auto" style:text-underline-color="font-color" fo:font-weight="normal"/>
    </style:style>
    <style:style style:name="T31" style:family="text">
      <style:text-properties fo:language="zxx" fo:country="none" style:font-name-asian="Georgia" style:language-asian="zxx" style:country-asian="none" style:font-name-complex="Georgia" style:language-complex="zxx" style:country-complex="none"/>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3">Escaping The Taskmasters<text:span text:style-name="T28"> o</text:span><text:span text:style-name="T26">riginal b</text:span><text:span text:style-name="T27">y Carter Conlon</text:span></text:h>
      <text:p text:style-name="P1"/>
      <text:p text:style-name="P2"><text:span text:style-name="T2">Read:</text:span><text:span text:style-name="T4"> </text:span><text:span text:style-name="T19"><text:s/></text:span><text:span text:style-name="T8">Exodus 1:6–14</text:span></text:p>
      <text:p text:style-name="P3"/>
      <text:p text:style-name="P5"><text:span text:style-name="T2">Text:</text:span><text:span text:style-name="T4"> Exodus 1:10 “</text:span><text:span text:style-name="T31">Come on, let us deal wisely with them...”</text:span></text:p>
      <text:p text:style-name="P4"/>
      <text:h text:style-name="P9" text:outline-level="3"><text:span text:style-name="T23">Introduction:</text:span><text:span text:style-name="T24"> When</text:span><text:span text:style-name="T7"> Joseph was taken into captivity in Egypt, the presence of the Lord was on his life and he was given great wisdom. God used Joseph to spare the nation of Egypt from a great famine, which also affected all the known world at that time. The people would have died had it not been for him. However, we see in this verse that this new king did not know the history of Egypt or Joseph's accomplishments.</text:span></text:h>
      <text:p text:style-name="P6"><text:span text:style-name="T12"><text:s text:c="2"/>The king at this time in Egypt said to his people, </text:span><text:span text:style-name="Emphasis"><text:span text:style-name="T12">“</text:span></text:span><text:span text:style-name="Emphasis"><text:span text:style-name="T16">Behold, the people of the children of Israel </text:span></text:span><text:span text:style-name="Emphasis"><text:span text:style-name="T17">are</text:span></text:span><text:span text:style-name="Emphasis"><text:span text:style-name="T16"> more and mightier than we.</text:span></text:span><text:span text:style-name="Emphasis"><text:span text:style-name="T12">”</text:span></text:span><text:span text:style-name="T12"> It is amazing that he recognized something the people of God no longer realized. Do you realize that most Americans today still believe in God? Do you know that the majority of people in this country still believe the Bible is a holy book? As we face the onslaught of godlessness, the people who still believe in God are actually more and mightier than the godless in our midst?</text:span></text:p>
      <text:p text:style-name="P13"><text:span text:style-name="T7">So the king said: "...</text:span><text:span text:style-name="T11">let us deal wisely with them; lest they multiply, and it come to pass, that, when there falleth out any war, they join also unto our enemies, and fight against us, and </text:span><text:span text:style-name="T18">so</text:span><text:span text:style-name="T11"> get them up out of the land.</text:span><text:span text:style-name="T7">" <text:s/>Task-masters were set over them to afflict them with their burdens and they were forced to build cities for Pharaoh. </text:span></text:p>
      <text:p text:style-name="P7"><text:s text:c="2"/>Satan has a plan to keep the people of God from rising up. In this case, it is a four-fold strategy. Let's take a closer look at what happened.</text:p>
      <text:p text:style-name="P7"/>
      <text:list xml:id="list8649535603618486672" text:style-name="L1">
        <text:list-header>
          <text:p text:style-name="P11"><text:span text:style-name="T3">I. The first strategy</text:span><text:span text:style-name="T5"> is to </text:span><text:span text:style-name="T30">keep the people of God convinced that they are fewer and weaker than they actually are</text:span><text:span text:style-name="T5">, using whatever means available. It is basically a type of spiritual/psychological warfare. We see this in action today as we are marginalized, ridiculed, and declared to be losing influence. Many Believers today have bought into the lie that we are living in a post-Christian society. This is not true. Yet many have been convinced by the voices of godlessness that what once brought blessing to our nation is now obsolete.</text:span></text:p>
          <text:p text:style-name="P11"><text:span text:style-name="T5"/></text:p>
        </text:list-header>
      </text:list>
      <text:p text:style-name="P7"><text:span text:style-name="T3">II. The second strategy</text:span> is to <text:span text:style-name="T29">keep the people of God building things that are neither eternal nor part of God's purpose for us in this world.</text:span> </text:p>
      <text:p text:style-name="P7"><text:s text:c="2"/>You and I are called to build the kingdom of God. He intends for us to influence the people around us to the savior everywhere we go. But in many churches there are those who come into the house of God and cause the people to focus on building things that are of no eternal value. There may have been motivational speakers telling the Hebrews, "Wow! That is a really nice pyramid you just built! I can hardly wait to see the next one."</text:p>
      <text:p text:style-name="P7"><text:s text:c="2"/>They continued hauling bricks and building buildings even though this was not their purpose. Their purpose was to bring glory to God; to be a people who would, cause others in society to ask: "Who is their God and how do they get to be such a people?"</text:p>
      <text:p text:style-name="P7"/>
      <text:list xml:id="list6973538088184433520" text:style-name="L2">
        <text:list-header>
          <text:p text:style-name="P12"><text:span text:style-name="T13">III. The third strategy</text:span><text:span text:style-name="T12"> was to </text:span><text:span text:style-name="T15">intimidate them</text:span><text:span text:style-name="T12">. </text:span><text:span text:style-name="Emphasis"><text:span text:style-name="T12">“</text:span></text:span><text:span text:style-name="Emphasis"><text:span text:style-name="T16">And the officers of the children of Israel, which Pharaoh's taskmasters had set over them, were beaten, </text:span></text:span><text:span text:style-name="Emphasis"><text:span text:style-name="T17">and</text:span></text:span><text:span text:style-name="Emphasis"><text:span text:style-name="T16"> demanded, Wherefore have ye not fulfilled your task in making brick both yesterday and to day, as heretofore?</text:span></text:span><text:span text:style-name="Emphasis"><text:span text:style-name="T12">”</text:span></text:span><text:span text:style-name="T12"> In other words: "You Christians need to do things our way. Do no more and no less than what we tell you to do or it will get very, very hard for you." Perhaps you live in an environment that is just like that. You are told to keep your mouth shut, and everything will go well. If a discussion about marriage comes up in the lunchroom, you have been trained not to share your biblical worldview or things will be very difficult for you.</text:span></text:p>
          <text:p text:style-name="P12"><text:span text:style-name="T12"/></text:p>
        </text:list-header>
      </text:list>
      <text:p text:style-name="P13"><text:span text:style-name="T9">IV. Lastly, and worst of all</text:span><text:span text:style-name="T7">, </text:span><text:span text:style-name="T10">go after their children</text:span><text:span text:style-name="T7">—their future, their source of strength. Pharaoh instructed the Hebrew midwives, “...</text:span><text:span text:style-name="T11">When ye do the office of a midwife to the Hebrew women, and see </text:span><text:span text:style-name="T18">them</text:span><text:span text:style-name="T11"> upon the stools; if it </text:span><text:span text:style-name="T18">be</text:span><text:span text:style-name="T11"> a son, then ye shall kill him: but if it </text:span><text:span text:style-name="T18">be</text:span><text:span text:style-name="T11"> a daughter, then she shall live.”</text:span><text:span text:style-name="T7"> When that failed, the decree went out to the people of Egypt that if they saw a male child who had survived out of the womb, they were to throw him into the river. </text:span></text:p>
      <text:p text:style-name="P7"><text:s text:c="2"/>This is essentially what is happening today. Our children are being mur-dered inside as well as outside of the womb. Others are being thrown into the river of confusion— forbidden to pray, becoming gender confused, &amp; becoming radicalized by Marxists against both God and country in their schools. Our daughters are being masculinized and our sons are being feminized. It's time we cried out: "Enough of this!"</text:p>
      <text:p text:style-name="P7"/>
      <text:p text:style-name="P13"><text:span text:style-name="T9">V. God responds to the cry of His children</text:span><text:span text:style-name="T6">. </text:span><text:span text:style-name="T7">The good news is that when God's people rise up and cry out to Him. He desires to show Him-self powerful and compassionate once again. We see this when the Lord said to Moses, "</text:span><text:span text:style-name="T11">And the LORD said, I have surely seen the affliction of my people which </text:span><text:span text:style-name="T18">are</text:span><text:span text:style-name="T11"> in Egypt, and have heard their cry by reason of their taskmasters; for I know their sorrows;</text:span><text:span text:style-name="T25"> And I am come down to deliver them out of the hand of the Egyptians...</text:span><text:span text:style-name="T7">" God was saying, "I am not dis-tant from their struggles. I am not far away somewhere and receiving a report of their cries. No, I have heard them Myself!" "</text:span><text:span text:style-name="T11">Now therefore, be-hold, the cry of the children of Israel is come unto me: and I have also seen the oppression wherewith the Egyptians oppress them. </text:span><text:span text:style-name="T25">Come now therefore, and I will send thee unto Pharaoh, that thou mayest bring forth my people the children of Israel out of Egypt.</text:span><text:span text:style-name="T7">" Exodus 3:9–10.</text:span></text:p>
      <text:p text:style-name="P7"><text:s text:c="2"/>God was about to show them the way back to victory. Try to picture it: You have been in captivity for hundreds of years—marginalized, ridiculed, <text:soft-page-break/>made to serve with rigor. And you have taskmasters over you. But you call out to God, and one day the answer comes walking into town—an 80-year old man with his 83-year-old brother! All Moses had was a stick in his hand and a one-line sermon: "Let My people go..." God was showing them the same thing He is trying to speak to us again today—that His strength begins when our strength ends.</text:p>
      <text:p text:style-name="P7"/>
      <text:p text:style-name="P13"><text:span text:style-name="T9">VI. Preparing for victory</text:span><text:span text:style-name="T6">. I</text:span><text:span text:style-name="T7">n Exodus 12, we find God's instructions for their deliverance. The Lord said to Moses: "</text:span><text:span text:style-name="T11">Speak ye unto all the congregation of Israel, saying, In the tenth </text:span><text:span text:style-name="T18">day</text:span><text:span text:style-name="T11"> of this month they shall take to them every man a lamb, according to the house of </text:span><text:span text:style-name="T18">their</text:span><text:span text:style-name="T11"> fathers, a lamb for an house:”</text:span><text:span text:style-name="T7"> (Exodus 12:3). In other words, "Start eating of the lamb at home. Get into the Word. Jesus Christ is the Lamb of God, the Bread of Life." Jesus Himself said to His disciples, "If you do not eat of My flesh, if you do not eat or partake of the victory I am winning for you, you will have no life in you." </text:span></text:p>
      <text:p text:style-name="P13"><text:span text:style-name="T7">(1) </text:span><text:span text:style-name="T10">We must get back into the Word of God</text:span><text:span text:style-name="T7"> in our homes. Do not rely on somebody else, but read the Bible yourself. Ask God to give you the ability to comprehend it.</text:span></text:p>
      <text:p text:style-name="P13"><text:span text:style-name="T7">(2)</text:span><text:span text:style-name="T10">Reach out to your neighbors</text:span><text:span text:style-name="T7">. "</text:span><text:span text:style-name="T11">And if the household be too little for the lamb, let him and his neighbour next unto his house take </text:span><text:span text:style-name="T18">it</text:span><text:span text:style-name="T11"> according to the number of the souls; every man according to his eating shall make your count for the lamb.</text:span><text:span text:style-name="T7">" (Exodus 12:4). When you start getting into the Word of God, you will find a supply—promises, vision and hope for the future. Soon it will begin to overflow. And when that happens, do what God told these people to do—reach out to those <text:s/>who have nothing and invite them into your fellowship. Share the lamb with your friends and neighbors.</text:span></text:p>
      <text:p text:style-name="P6"><text:span text:style-name="T12">(3) </text:span><text:span text:style-name="T15">Be covered with the blood</text:span><text:span text:style-name="T12">. “</text:span><text:span text:style-name="T16">And they shall take of the blood, and strike </text:span><text:span text:style-name="T17">it</text:span><text:span text:style-name="T16"> on the two side posts and on the upper door post of the houses, wherein they shall eat it”</text:span><text:span text:style-name="T12">(Exodus 12:7). Set yourself apart for God. Don't live with one foot in the church and one foot in the world. Choose this day whom you will serve. Put the blood of the Lamb on the doorpost of your house and say, as Joshua did, "</text:span><text:span text:style-name="Emphasis"><text:span text:style-name="T12">As for me and my house, we will serve the Lord.</text:span></text:span><text:span text:style-name="T12">"</text:span></text:p>
      <text:p text:style-name="P13"><text:span text:style-name="T7">(4) </text:span><text:span text:style-name="T10">Don't be a hypocrite</text:span><text:span text:style-name="T7">. “</text:span><text:span text:style-name="T11">And they shall eat the flesh in that night, roast with fire, and unleavened bread; </text:span><text:span text:style-name="T18">and</text:span><text:span text:style-name="T11"> with bitter </text:span><text:span text:style-name="T18">herbs</text:span><text:span text:style-name="T11"> they shall eat it.</text:span><text:span text:style-name="T7">”</text:span></text:p>
      <text:p text:style-name="P7">(Exodus 12:8). Leaven always speaks of hypocrisy. In other words, "Eat the Word of God without hypocrisy; eat the bitter with the sweet. Read it all—the things you want to read and the things you don't want to read."</text:p>
      <text:p text:style-name="P13"><text:span text:style-name="T7">(5) </text:span><text:span text:style-name="T10">Be ready to move</text:span><text:span text:style-name="T7">. “</text:span><text:span text:style-name="T11">And thus shall ye eat it; </text:span><text:span text:style-name="T18">with</text:span><text:span text:style-name="T11"> your loins girded, your shoes on your feet, and your staff in your hand...”</text:span><text:span text:style-name="T7">(Exodus 12:11). If you are going to do these things, get ready for a journey. Your life is going to change!</text:span></text:p>
      <text:p text:style-name="P7">God is going to take you to a place that belongs to you—a place He has ordained for you. He will give you power, and you will be able to conquer all by the presence of God that goes with you.</text:p>
      <text:p text:style-name="P7"><text:span text:style-name="T3"/></text:p>
      <text:p text:style-name="P7"><text:span text:style-name="T3">Conclude:</text:span> My question today is: “Would you like to escape the task-masters? <text:s/>Would you like to be set free from the habits and character flaws that keep you in bondage?” <text:s/>That is essentially what Moses had to ask the people. Are we going to let our children be taken captive, killed, thrown into the river? Are we going to stand by while our families are destroyed? Are we going to let the unrighteous dominate our future and further marginalize and oppress the people of God? Or are we going to rise up, take our place, and proclaim, "I am going with God!"</text:p>
      <text:p text:style-name="P7"><text:s text:c="2"/>If this is the cry of your heart today, just watch what God will do. He will start fighting your enemies. New strength will come into your life and new vision will come into your eyes. Compassion will flood your heart, you will walk with God-given authority, and others around will be set free!</text:p>
      <text:p text:style-name="P8"><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Heading_20_3" style:display-name="Heading 3" style:family="paragraph" style:parent-style-name="Heading" style:next-style-name="Text_20_body" style:default-outline-level="3" style:class="text">
      <style:text-properties style:font-name="Times New Roman" fo:font-size="14pt" fo:font-weight="bold" style:font-name-asian="Lucida Sans Unicode" style:font-size-asian="14pt" style:font-weight-asian="bold" style:font-name-complex="Tahoma" style:font-size-complex="14pt" style:font-weight-complex="bold"/>
    </style:style>
    <style:style style:name="Heading_20_4" style:display-name="Heading 4" style:family="paragraph" style:parent-style-name="Heading" style:next-style-name="Text_20_body" style:default-outline-level="4" style:class="text">
      <style:text-properties style:font-name="Times New Roman" fo:font-size="12pt" fo:font-weight="bold" style:font-name-asian="Lucida Sans Unicode" style:font-size-asian="12pt" style:font-weight-asian="bold" style:font-name-complex="Tahoma" style:font-size-complex="12pt" style:font-weight-complex="bold"/>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BODY" style:family="paragraph" style:parent-style-name="_5b_Normal_5d_" style:next-style-name="_5b_Normal_5d_">
      <style:text-properties style:font-name="Georgia" style:font-name-asian="Georgia" style:font-name-complex="Georgia"/>
    </style:style>
    <style:style style:name="H1" style:family="paragraph" style:parent-style-name="BODY" style:next-style-name="_5b_Normal_5d_">
      <style:paragraph-properties fo:margin-top="0.111in" fo:margin-bottom="0.222in"/>
      <style:text-properties style:font-name="Arial" fo:font-size="24pt" fo:font-weight="bold" style:font-name-asian="Arial" style:font-size-asian="24pt" style:font-weight-asian="bold" style:font-name-complex="Arial" style:font-size-complex="24pt" style:font-weight-complex="bold"/>
    </style:style>
    <style:style style:name="H2" style:family="paragraph" style:parent-style-name="BODY" style:next-style-name="_5b_Normal_5d_">
      <style:paragraph-properties fo:margin-top="0.0835in" fo:margin-bottom="0.1665in"/>
      <style:text-properties style:font-name="Arial" fo:font-size="18pt" fo:font-weight="bold" style:font-name-asian="Arial" style:font-size-asian="18pt" style:font-weight-asian="bold" style:font-name-complex="Arial" style:font-size-complex="18pt" style:font-weight-complex="bold"/>
    </style:style>
    <style:style style:name="H3" style:family="paragraph" style:parent-style-name="BODY" style:next-style-name="_5b_Normal_5d_">
      <style:paragraph-properties fo:margin-top="0.0646in" fo:margin-bottom="0.1291in"/>
      <style:text-properties style:font-name="Arial" fo:font-size="14pt" fo:font-weight="bold" style:font-name-asian="Arial" style:font-size-asian="14pt" style:font-weight-asian="bold" style:font-name-complex="Arial" style:font-size-complex="14pt" style:font-weight-complex="bold"/>
    </style:style>
    <style:style style:name="H4" style:family="paragraph" style:parent-style-name="BODY" style:next-style-name="_5b_Normal_5d_">
      <style:paragraph-properties fo:margin-top="0.0508in" fo:margin-bottom="0.1016in"/>
      <style:text-properties style:font-name="Arial" fo:font-size="11pt" fo:font-weight="bold" style:font-name-asian="Arial" style:font-size-asian="11pt" style:font-weight-asian="bold" style:font-name-complex="Arial" style:font-size-complex="11pt" style:font-weight-complex="bold"/>
    </style:style>
    <style:style style:name="H5" style:family="paragraph" style:parent-style-name="BODY" style:next-style-name="_5b_Normal_5d_">
      <style:paragraph-properties fo:margin-top="0.0417in" fo:margin-bottom="0.0835in"/>
      <style:text-properties style:font-name="Arial" fo:font-size="9pt" fo:font-weight="bold" style:font-name-asian="Arial" style:font-size-asian="9pt" style:font-weight-asian="bold" style:font-name-complex="Arial" style:font-size-complex="9pt" style:font-weight-complex="bold"/>
    </style:style>
    <style:style style:name="H6" style:family="paragraph" style:parent-style-name="BODY" style:next-style-name="_5b_Normal_5d_">
      <style:paragraph-properties fo:margin-top="0.0319in" fo:margin-bottom="0.0646in"/>
      <style:text-properties style:font-name="Arial" fo:font-size="7pt" fo:font-weight="bold" style:font-name-asian="Arial" style:font-size-asian="7pt" style:font-weight-asian="bold" style:font-name-complex="Arial" style:font-size-complex="7pt" style:font-weight-complex="bold"/>
    </style:style>
    <style:style style:name="BLOCKQUOTE" style:family="paragraph" style:parent-style-name="BODY" style:next-style-name="_5b_Normal_5d_">
      <style:paragraph-properties fo:margin-left="0.5in" fo:margin-right="0.5in" fo:text-indent="0in" style:auto-text-indent="false"/>
      <style:text-properties style:font-name="Arial" style:font-name-asian="Arial" style:font-name-complex="Arial"/>
    </style:style>
    <style:style style:name="PRE" style:family="paragraph" style:parent-style-name="_5b_Normal_5d_" style:next-style-name="_5b_Normal_5d_">
      <style:text-properties style:font-name="Courier New" style:font-name-asian="Courier New" style:font-name-complex="Courier New"/>
    </style:style>
    <style:style style:name="CAPTION" style:family="paragraph" style:parent-style-name="_5b_Normal_5d_" style:next-style-name="_5b_Normal_5d_">
      <style:paragraph-properties fo:text-align="center" style:justify-single-word="false"/>
    </style:style>
    <style:style style:name="TH" style:family="paragraph" style:parent-style-name="_5b_Normal_5d_" style:next-style-name="_5b_Normal_5d_">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A" style:family="text" style:parent-style-name="Default_20_Paragraph_20_Font">
      <style:text-properties fo:color="#0000ff" style:text-underline-style="solid" style:text-underline-width="auto" style:text-underline-color="font-color"/>
    </style:style>
    <style:style style:name="B" style:family="text" style:parent-style-name="Default_20_Paragraph_20_Font">
      <style:text-properties fo:font-weight="bold" style:font-weight-asian="bold" style:font-weight-complex="bold"/>
    </style:style>
    <style:style style:name="CODE" style:family="text" style:parent-style-name="Default_20_Paragraph_20_Font">
      <style:text-properties style:font-name="Courier New" style:font-name-asian="Courier New" style:font-name-complex="Courier New"/>
    </style:style>
    <style:style style:name="DEL" style:family="text" style:parent-style-name="Default_20_Paragraph_20_Font">
      <style:text-properties style:text-line-through-style="solid"/>
    </style:style>
    <style:style style:name="EM" style:family="text" style:parent-style-name="Default_20_Paragraph_20_Font">
      <style:text-properties fo:font-style="italic" style:font-style-asian="italic" style:font-style-complex="italic"/>
    </style:style>
    <style:style style:name="I" style:family="text" style:parent-style-name="Default_20_Paragraph_20_Font">
      <style:text-properties fo:font-style="italic" style:font-style-asian="italic" style:font-style-complex="italic"/>
    </style:style>
    <style:style style:name="INS" style:family="text" style:parent-style-name="Default_20_Paragraph_20_Font">
      <style:text-properties style:text-underline-style="solid" style:text-underline-width="auto" style:text-underline-color="font-color"/>
    </style:style>
    <style:style style:name="KBD" style:family="text" style:parent-style-name="Default_20_Paragraph_20_Font">
      <style:text-properties style:font-name="Courier New" style:font-name-asian="Courier New" style:font-name-complex="Courier New"/>
    </style:style>
    <style:style style:name="MARK" style:family="text" style:parent-style-name="Default_20_Paragraph_20_Font">
      <style:text-properties fo:background-color="#ffff00"/>
    </style:style>
    <style:style style:name="S" style:family="text" style:parent-style-name="Default_20_Paragraph_20_Font">
      <style:text-properties style:text-line-through-style="solid"/>
    </style:style>
    <style:style style:name="SAMP" style:family="text" style:parent-style-name="Default_20_Paragraph_20_Font">
      <style:text-properties style:font-name="Courier New" style:font-name-asian="Courier New" style:font-name-complex="Courier New"/>
    </style:style>
    <style:style style:name="STRIKE" style:family="text" style:parent-style-name="Default_20_Paragraph_20_Font">
      <style:text-properties style:text-line-through-style="solid"/>
    </style:style>
    <style:style style:name="STRONG" style:family="text" style:parent-style-name="Default_20_Paragraph_20_Font">
      <style:text-properties fo:font-weight="bold" style:font-weight-asian="bold" style:font-weight-complex="bold"/>
    </style:style>
    <style:style style:name="TT" style:family="text" style:parent-style-name="Default_20_Paragraph_20_Font">
      <style:text-properties style:font-name="Courier New" style:font-name-asian="Courier New" style:font-name-complex="Courier New"/>
    </style:style>
    <style:style style:name="U" style:family="text" style:parent-style-name="Default_20_Paragraph_20_Font">
      <style:text-properties style:text-underline-style="solid" style:text-underline-width="auto" style:text-underline-color="font-color"/>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 </dc:creator>
    <meta:editing-cycles>12</meta:editing-cycles>
    <meta:creation-date>2014-03-28T17:34:00</meta:creation-date>
    <dc:date>2021-06-18T17:47:43.27</dc:date>
    <meta:editing-duration>P1DT1H49M23S</meta:editing-duration>
    <meta:generator>OpenOffice/4.1.3$Win32 OpenOffice.org_project/413m1$Build-9783</meta:generator>
    <meta:printed-by>j </meta:printed-by>
    <meta:print-date>2021-06-18T17:46:32.64</meta:print-date>
    <meta:document-statistic meta:table-count="0" meta:image-count="0" meta:object-count="0" meta:page-count="2" meta:paragraph-count="27" meta:word-count="1753" meta:character-count="940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